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Text_20_body">
      <style:text-properties officeooo:paragraph-rsid="000f0bbd"/>
    </style:style>
    <style:style style:name="P23" style:family="paragraph" style:parent-style-name="Text_20_body">
      <style:text-properties officeooo:rsid="000f0bbd" officeooo:paragraph-rsid="000f0bbd"/>
    </style:style>
    <style:style style:name="P24" style:family="paragraph" style:parent-style-name="Heading_20_3">
      <style:text-properties officeooo:rsid="0006396e" officeooo:paragraph-rsid="0006396e"/>
    </style:style>
    <style:style style:name="P25" style:family="paragraph" style:parent-style-name="Preformatted_20_Text">
      <style:text-properties officeooo:paragraph-rsid="000f0bbd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Heading_20_4">
      <style:text-properties officeooo:rsid="000cc73f" officeooo:paragraph-rsid="000cc73f"/>
    </style:style>
    <style:style style:name="P28" style:family="paragraph" style:parent-style-name="Standard">
      <style:text-properties officeooo:paragraph-rsid="0012d79b"/>
    </style:style>
    <style:style style:name="P29" style:family="paragraph" style:parent-style-name="Standard">
      <style:text-properties officeooo:rsid="0015ff11" officeooo:paragraph-rsid="0015ff11"/>
    </style:style>
    <style:style style:name="P30" style:family="paragraph" style:parent-style-name="Standard">
      <style:text-properties officeooo:paragraph-rsid="00150824"/>
    </style:style>
    <style:style style:name="P31" style:family="paragraph" style:parent-style-name="Standard">
      <style:text-properties officeooo:paragraph-rsid="0017ce28"/>
    </style:style>
    <style:style style:name="P32" style:family="paragraph" style:parent-style-name="Standard">
      <style:text-properties officeooo:rsid="0017ce28" officeooo:paragraph-rsid="0017ce28"/>
    </style:style>
    <style:style style:name="P33" style:family="paragraph" style:parent-style-name="Standard">
      <style:text-properties officeooo:rsid="0017ea7a" officeooo:paragraph-rsid="0017ea7a"/>
    </style:style>
    <style:style style:name="P34" style:family="paragraph" style:parent-style-name="Standard">
      <style:text-properties officeooo:paragraph-rsid="0019545e"/>
    </style:style>
    <style:style style:name="P35" style:family="paragraph" style:parent-style-name="Standard">
      <style:text-properties officeooo:paragraph-rsid="001ad385"/>
    </style:style>
    <style:style style:name="P36" style:family="paragraph" style:parent-style-name="Standard">
      <style:text-properties officeooo:paragraph-rsid="001af075"/>
    </style:style>
    <style:style style:name="P37" style:family="paragraph" style:parent-style-name="Standard">
      <style:text-properties officeooo:rsid="001c8600" officeooo:paragraph-rsid="001c8600"/>
    </style:style>
    <style:style style:name="P38" style:family="paragraph" style:parent-style-name="Standard">
      <style:text-properties officeooo:rsid="001ddfed" officeooo:paragraph-rsid="001ddfed"/>
    </style:style>
    <style:style style:name="P39" style:family="paragraph" style:parent-style-name="Standard">
      <style:text-properties officeooo:rsid="001ecf45" officeooo:paragraph-rsid="001ecf45"/>
    </style:style>
    <style:style style:name="P40" style:family="paragraph" style:parent-style-name="Standard">
      <style:text-properties officeooo:rsid="001f5470" officeooo:paragraph-rsid="001f5470"/>
    </style:style>
    <style:style style:name="P41" style:family="paragraph" style:parent-style-name="Text_20_body" style:list-style-name="L1"/>
    <style:style style:name="P42" style:family="paragraph" style:parent-style-name="Preformatted_20_Text" style:list-style-name="L1"/>
    <style:style style:name="P43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27" text:outline-level="4">YUM</text:h>
      <text:p text:style-name="Text_20_body">Download and install the public signing key:</text:p>
      <text:p text:style-name="P2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26">enabled=1</text:p>
      <text:p text:style-name="Text_20_body">And your repository is ready for use. You can install it with:</text:p>
      <text:p text:style-name="P26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24" text:outline-level="3">YUM / DNF</text:h>
      <text:p text:style-name="Text_20_body">Download and install the public signing key:</text:p>
      <text:p text:style-name="P2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26">enabled=1</text:p>
      <text:p text:style-name="Text_20_body">And your repository is ready for use. You can install it with:</text:p>
      <text:p text:style-name="P26">yum install elasticsearch</text:p>
      <text:p text:style-name="Text_20_body">Or, for newer versions of Fedora and Redhat:</text:p>
      <text:p text:style-name="P26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22">The repositories do <text:span text:style-name="T4">[root@i14 ~]# curl -XGET 'localhost:9200' </text:span></text:p>
      <text:p text:style-name="P23">{ </text:p>
      <text:p text:style-name="P23"><text:s text:c="2"/>"name" : "Namor McKenzie", </text:p>
      <text:p text:style-name="P23"><text:s text:c="2"/>"cluster_name" : "elasticsearch", </text:p>
      <text:p text:style-name="P23"><text:s text:c="2"/>"version" : { </text:p>
      <text:p text:style-name="P23"><text:s text:c="4"/>"number" : "2.3.2", </text:p>
      <text:p text:style-name="P23"><text:s text:c="4"/>"build_hash" : "b9e4a6acad4008027e4038f6abed7f7dba346f94", </text:p>
      <text:p text:style-name="P23"><text:s text:c="4"/>"build_timestamp" : "2016-04-21T16:03:47Z", </text:p>
      <text:p text:style-name="P23"><text:s text:c="4"/>"build_snapshot" : false, </text:p>
      <text:p text:style-name="P23"><text:s text:c="4"/>"lucene_version" : "5.5.0" </text:p>
      <text:p text:style-name="P23"><text:s text:c="2"/>}, </text:p>
      <text:p text:style-name="P23"><text:s text:c="2"/>"tagline" : "You Know, for Search" </text:p>
      <text:p text:style-name="P22"><text:span text:style-name="T4">} </text:span>not work with older rpm based distributions that still use RPM v3, like CentOS5.</text:p>
      <text:p text:style-name="P26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26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25">curl '<text:a xlink:type="simple" xlink:href="http://localhost:9200/?pretty">http://localhost:9200/?pretty</text:a>'</text:p>
      <text:p text:style-name="P25"/>
      <text:p text:style-name="P25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9122215173657486069" text:style-name="L1">
        <text:list-header>
          <text:p text:style-name="P43">rpm --import https://packages.elastic.co/GPG-KEY-elasticsearch</text:p>
        </text:list-header>
        <text:list-item>
          <text:p text:style-name="P41">Create a file named <text:span text:style-name="Source_20_Text">kibana.repo</text:span> in the <text:span text:style-name="Source_20_Text">/etc/yum.repos.d/</text:span> directory with the following contents: </text:p>
          <text:p text:style-name="P42">[kibana-4.5]</text:p>
          <text:p text:style-name="P42">name=Kibana repository for 4.5.x packages</text:p>
          <text:p text:style-name="P42">baseurl=http://packages.elastic.co/kibana/4.5/centos</text:p>
          <text:p text:style-name="P42">gpgcheck=1</text:p>
          <text:p text:style-name="P42">gpgkey=http://packages.elastic.co/GPG-KEY-elasticsearch</text:p>
          <text:p text:style-name="P43">enabled=1</text:p>
        </text:list-item>
        <text:list-item>
          <text:p text:style-name="P41"><text:soft-page-break/>Install Kibana by running the following command: </text:p>
          <text:p text:style-name="P43">yum install kibana</text:p>
          <text:p text:style-name="P41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43">chkconfig --add kibana</text:p>
        </text:list-item>
        <text:list-item>
          <text:p text:style-name="P41">If your distribution is using <text:span text:style-name="Source_20_Text">systemd</text:span>, run the following commands instead: </text:p>
          <text:p text:style-name="P42">sudo /bin/systemctl daemon-reload</text:p>
          <text:p text:style-name="P43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><text:span text:style-name="Teletype"><text:span text:style-name="T10">https://www.youtube.com/watch?v=Kqs7UcCJquM</text:span></text:span></text:a></text:p>
      <text:p text:style-name="P21"><text:a xlink:type="simple" xlink:href="https://www.youtube.com/watch?v=wHWb1d_VGp8"><text:span text:style-name="Teletype"><text:span text:style-name="T11">https://www.youtube.com/watch?v=wHWb1d_VGp8</text:span></text:span></text:a></text:p>
      <text:p text:style-name="P31"/>
      <text:p text:style-name="P32">logstash</text:p>
      <text:p text:style-name="P31"><text:a xlink:type="simple" xlink:href="https://www.adictosaltrabajo.com/tutoriales/logstash/"><text:span text:style-name="Teletype"><text:span text:style-name="T12">https://www.adictosaltrabajo.com/tutoriales/logstash/</text:span></text:span></text:a></text:p>
      <text:p text:style-name="P34"><text:a xlink:type="simple" xlink:href="http://elmanytas.es/?q=node/318"><text:span text:style-name="Teletype"><text:span text:style-name="T13">http://elmanytas.es/?q=node/318</text:span></text:span></text:a></text:p>
      <text:p text:style-name="P35"><text:a xlink:type="simple" xlink:href="https://www.elastic.co/products/logstash"><text:span text:style-name="Teletype"><text:span text:style-name="T14">https://www.elastic.co/products/logstash</text:span></text:span></text:a></text:p>
      <text:p text:style-name="P35"><text:a xlink:type="simple" xlink:href="http://www.securityartwork.es/2014/04/08/logstash-creando-un-panel-de-control-personalizado-i/"><text:span text:style-name="Teletype"><text:span text:style-name="T14">http://www.securityartwork.es/2014/04/08/logstash-creando-un-panel-de-control-personalizado-i/</text:span></text:span></text:a></text:p>
      <text:p text:style-name="P35"><text:a xlink:type="simple" xlink:href="http://magmax.org/blog/2014/5/12/elasticsearch-y-logstash/"><text:span text:style-name="Teletype"><text:span text:style-name="T14">http://magmax.org/blog/2014/5/12/elasticsearch-y-logstash/</text:span></text:span></text:a></text:p>
      <text:p text:style-name="P35"/>
      <text:p text:style-name="P36"><text:a xlink:type="simple" xlink:href="https://www.elastic.co/guide/en/logstash/current/index.html"><text:span text:style-name="Teletype"><text:span text:style-name="T15">https://www.elastic.co/guide/en/logstash/current/index.html</text:span></text:span></text:a></text:p>
      <text:p text:style-name="P39"><text:a xlink:type="simple" xlink:href="http://elmanytas.es/?q=node/318">http://elmanytas.es/?q=node/318</text:a></text:p>
      <text:p text:style-name="P39"/>
      <text:p text:style-name="P40">elasticsearch</text:p>
      <text:p text:style-name="P40"><text:a xlink:type="simple" xlink:href="https://unpocodejava.wordpress.com/2013/10/01/un-poco-de-elasticsearch/">https://unpocodejava.wordpress.com/2013/10/01/un-poco-de-elasticsearch/</text:a></text:p>
      <text:p text:style-name="P40"><text:a xlink:type="simple" xlink:href="https://picodotdev.github.io/blog-bitix/2014/04/introduccion-a-elasticsearch/">https://picodotdev.github.io/blog-bitix/2014/04/introduccion-a-elasticsearch/</text:a></text:p>
      <text:p text:style-name="P40"/>
      <text:p text:style-name="P36"><text:span text:style-name="Teletype"/></text:p>
      <text:p text:style-name="P37">entorn grafic elastic search vegas</text:p>
      <text:p text:style-name="P35"><text:bookmark text:name=":88.co"/><text:a xlink:type="simple" xlink:href="http://www.elastichq.org/support_plugin.html">http://www.elastichq.org/support_plugin.html</text:a></text:p>
      <text:p text:style-name="P38"><text:a xlink:type="simple" xlink:href="http://www.elastichq.org/">http://www.elastichq.org/</text:a></text:p>
      <text:p text:style-name="P40"><text:a xlink:type="simple" xlink:href="http://es.slideshare.net/FedericoAndrsOcampo/curso-completo-de-elasticsearch">http://es.slideshare.net/FedericoAndrsOcampo/curso-completo-de-elasticsearch</text:a></text:p>
      <text:p text:style-name="P40"/>
      <text:p text:style-name="P35"><text:span text:style-name="Teletype"/></text:p>
      <text:p text:style-name="P35"><text:span text:style-name="Teletype"/></text:p>
      <text:p text:style-name="P2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9"><text:soft-page-break/>filtres</text:p>
      <text:p text:style-name="P29"/>
      <text:p text:style-name="P18"><text:a xlink:type="simple" xlink:href="https://www.elastic.co/guide/en/logstash/current/plugins-filters-grok.html" office:target-frame-name="blank" xlink:show="replace">Grok</text:a> que permite parsear texto con expresiones regulares. </text:p>
      <text:p text:style-name="P18"/>
      <text:p text:style-name="P33">Elasticsearch grafic</text:p>
      <text:p text:style-name="P33"/>
      <text:p text:style-name="P33">[root@i14 ~]# rpm -ql elasticsearch | grep plugin</text:p>
      <text:p text:style-name="P33">/usr/share/elasticsearch/bin/plugin</text:p>
      <text:p text:style-name="P33">/usr/share/elasticsearch/modules/lang-expression/plugin-descriptor.properties</text:p>
      <text:p text:style-name="P33">/usr/share/elasticsearch/modules/lang-expression/plugin-security.policy</text:p>
      <text:p text:style-name="P33">/usr/share/elasticsearch/modules/lang-groovy/plugin-descriptor.properties</text:p>
      <text:p text:style-name="P33">/usr/share/elasticsearch/modules/lang-groovy/plugin-security.policy</text:p>
      <text:p text:style-name="P33">/usr/share/elasticsearch/modules/reindex/plugin-descriptor.properties</text:p>
      <text:p text:style-name="P33">/usr/share/elasticsearch/plugins</text:p>
      <text:p text:style-name="P33">[root@i14 ~]# ln -s /usr/share/elasticsearch/bin/plugin</text:p>
      <text:p text:style-name="P33">[root@i14 ~]# ln -s /usr/share/elasticsearch/bin/plugin /bin/plugin</text:p>
      <text:p text:style-name="P33"/>
      <text:p text:style-name="P33">plugin install mobz/elasticsearch-head 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05T12:23:40.536092616</dc:date>
    <dc:creator>isx48224562 </dc:creator>
    <meta:editing-duration>PT7H10M49S</meta:editing-duration>
    <meta:editing-cycles>32</meta:editing-cycles>
    <meta:generator>LibreOffice/4.2.8.2$Linux_X86_64 LibreOffice_project/420$Build-2</meta:generator>
    <meta:document-statistic meta:table-count="0" meta:image-count="0" meta:object-count="0" meta:page-count="7" meta:paragraph-count="208" meta:word-count="747" meta:character-count="7404" meta:non-whitespace-character-count="6310"/>
  </office:meta>
</office:document-meta>
</file>